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ktum1" text:anchor-type="as-char" svg:y="-9.043cm" svg:width="10.583cm" svg:height="9.23cm" draw:z-index="0"><draw:object xlink:href="./Object 3" xlink:type="simple" xlink:show="embed" xlink:actuate="onLoad"/><draw:image xlink:href="./ObjectReplacements/Object 3" xlink:type="simple" xlink:show="embed" xlink:actuate="onLoad"/><svg:desc>diagram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0:35:53.682000000</meta:creation-date>
    <dc:date>2019-09-03T14:13:10.083000000</dc:date>
    <meta:editing-duration>PT12M26S</meta:editing-duration>
    <meta:editing-cycles>4</meta:editing-cycles>
    <meta:generator>LibreOffice/6.2.5.2$Windows_X86_64 LibreOffice_project/1ec314fa52f458adc18c4f025c545a4e8b22c159</meta:generator>
    <meta:document-statistic meta:table-count="0" meta:image-count="0" meta:object-count="1" meta:page-count="1" meta:paragraph-count="1" meta:word-count="0" meta:character-count="0" meta:non-whitespace-character-count="0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hu" number:country="HU" number:automatic-order="true">
      <number:year number:style="long"/>
      <number:text>.</number:text>
      <number:month number:style="long"/>
      <number:text>.</number:text>
      <number:day number:style="long"/>
      <number:text>.</number:text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583cm" svg:height="9.23cm" xlink:href="." xlink:type="simple" chart:class="chart:bar" chart:style-name="ch1">
        <chart:legend chart:legend-position="end" svg:x="8.373cm" svg:y="4.067cm" style:legend-expansion="high" chart:style-name="ch2"/>
        <chart:plot-area chart:style-name="ch3" chart:data-source-has-labels="both" svg:x="0.211cm" svg:y="0.184cm" svg:width="7.951cm" svg:height="8.862cm">
          <chartooo:coordinate-region svg:x="0.832cm" svg:y="0.184cm" svg:width="7.33cm" svg:height="4.733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January One - Two 2018.01.01.</text:p>
                <text:list>
                  <text:list-item>
                    <text:p>January</text:p>
                  </text:list-item>
                  <text:list-item>
                    <text:p>One - Two</text:p>
                  </text:list-item>
                  <text:list-item>
                    <text:p>2018.01.01.</text:p>
                  </text:list-item>
                </text:list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January One - Two 2018.01.02.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2018.01.02.</text:p>
                  </text:list-item>
                </text:list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January Three - Four 2018.01.03.</text:p>
                <text:list>
                  <text:list-item>
                    <text:p/>
                  </text:list-item>
                  <text:list-item>
                    <text:p>Three - Four</text:p>
                  </text:list-item>
                  <text:list-item>
                    <text:p>2018.01.03.</text:p>
                  </text:list-item>
                </text:list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January Three - Four 2018.01.04.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2018.01.04.</text:p>
                  </text:list-item>
                </text:list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